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6402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788" calcext:value-type="float">
            <text:p>47.8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402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7904" calcext:value-type="float">
            <text:p>47.2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402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5128" calcext:value-type="float">
            <text:p>47.1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402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402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402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402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5152" calcext:value-type="float">
            <text:p>46.5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402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5528" calcext:value-type="float">
            <text:p>46.5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402</text:p>
          </table:table-cell>
          <table:table-cell office:value-type="string" calcext:value-type="string">
            <text:p>2016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0288" calcext:value-type="float">
            <text:p>46.5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402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4712" calcext:value-type="float">
            <text:p>46.8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402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4312" calcext:value-type="float">
            <text:p>47.4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402</text:p>
          </table:table-cell>
          <table:table-cell office:value-type="string" calcext:value-type="string">
            <text:p>201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6608" calcext:value-type="float">
            <text:p>47.5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402</text:p>
          </table:table-cell>
          <table:table-cell office:value-type="string" calcext:value-type="string">
            <text:p>201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6296" calcext:value-type="float">
            <text:p>47.3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402</text:p>
          </table:table-cell>
          <table:table-cell office:value-type="string" calcext:value-type="string">
            <text:p>201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402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252" calcext:value-type="float">
            <text:p>46.8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402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4376" calcext:value-type="float">
            <text:p>47.2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402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8616" calcext:value-type="float">
            <text:p>46.8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402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2648" calcext:value-type="float">
            <text:p>46.3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402</text:p>
          </table:table-cell>
          <table:table-cell office:value-type="string" calcext:value-type="string">
            <text:p>200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6552" calcext:value-type="float">
            <text:p>46.3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402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402</text:p>
          </table:table-cell>
          <table:table-cell office:value-type="string" calcext:value-type="string">
            <text:p>200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8936" calcext:value-type="float">
            <text:p>45.5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402</text:p>
          </table:table-cell>
          <table:table-cell office:value-type="string" calcext:value-type="string">
            <text:p>200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402</text:p>
          </table:table-cell>
          <table:table-cell office:value-type="string" calcext:value-type="string">
            <text:p>200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852" calcext:value-type="float">
            <text:p>45.3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402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402</text:p>
          </table:table-cell>
          <table:table-cell office:value-type="string" calcext:value-type="string">
            <text:p>200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402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402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402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402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402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402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402</text:p>
          </table:table-cell>
          <table:table-cell office:value-type="string" calcext:value-type="string">
            <text:p>199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